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4f9" officeooo:paragraph-rsid="000e04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ynman writing prompt #1</text:p>
      <text:p text:style-name="P1"/>
      <text:p text:style-name="P1">Variables – A variable is just a name for something that you use to remember it better</text:p>
      <text:p text:style-name="P1">Strings – A string is what words are.</text:p>
      <text:p text:style-name="P1">Functions(arguments, return) – Functions are little things that let you keep asking questions for an answer. The arguments are words you use to help describe the question. Return lets you get an answer out of the question</text:p>
      <text:p text:style-name="P1">if statements – if statements lets you compare some things.</text:p>
      <text:p text:style-name="P1">Boolean values(true, false) – boolean values are just saying whether something is true or if it is fals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9:26:38.201675114</meta:creation-date>
    <dc:date>2017-03-14T19:31:21.879180329</dc:date>
    <meta:editing-duration>PT4M46S</meta:editing-duration>
    <meta:editing-cycles>1</meta:editing-cycles>
    <meta:document-statistic meta:table-count="0" meta:image-count="0" meta:object-count="0" meta:page-count="1" meta:paragraph-count="6" meta:word-count="89" meta:character-count="533" meta:non-whitespace-character-count="445"/>
    <meta:generator>LibreOffice/5.1.6.2$Linux_X86_64 LibreOffice_project/10m0$Build-2</meta:generator>
  </office:meta>
</office:document-meta>
</file>